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84in"/>
    </style:style>
    <style:style style:name="co3" style:family="table-column">
      <style:table-column-properties fo:break-before="auto" style:column-width="4.9484in"/>
    </style:style>
    <style:style style:name="co4" style:family="table-column">
      <style:table-column-properties fo:break-before="auto" style:column-width="1.5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a #</text:p>
          </table:table-cell>
          <table:table-cell office:value-type="string">
            <text:p>Environment setup *</text:p>
          </table:table-cell>
          <table:table-cell office:value-type="string">
            <text:p># Working hour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становлення laravel з composer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Створення Gitlab-аплікації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лаштування авторизації через Gitlab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едирект користувача на сторінку авторизації Gitlab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Отримання доступу до Gitlab API за допомогою Oauth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Збереження даних про користувача, які було отримано з Gitlab API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Отримання списку репозиторіїв користувача за допомогою Gitlab API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Відображення списку репозиторіїв на сторінці сервісу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Відображення аватара та імені користувача на сторінці сервісу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ожливість перейти до детальної інформації про репозиторій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учне тестування роботи сервісу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Деплой проекту на хостинг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Тестування сервісу на хостинзі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table:number-columns-repeated="2"/>
          <table:table-cell office:value-type="string">
            <text:p>SUM 3 години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0">04/20/2023</text:date>, <text:time>10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8M12S</meta:editing-duration>
    <meta:editing-cycles>4</meta:editing-cycles>
    <meta:generator>OpenOffice/4.1.11$Win32 OpenOffice.org_project/4111m1$Build-9808</meta:generator>
    <dc:date>2023-04-20T10:12:51.44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